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13_12-58-49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01074 E-139-34-49.160156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13_15-08-44_000.jpg</text:p>
          </table:table-cell>
          <table:table-cell table:style-name="ce4" office:value-type="string">
            <text:p>:m 1*2 / math / topic=数論, about=(-a*p+b*q=q,or,p)となるための、各変数の範囲は何か,other=q+:(b*q-x=q);q+:(b*q&lt;q);q+:(b*q=q),id=19ZB:s-1</text:p>
          </table:table-cell>
          <table:table-cell table:style-name="ce19"/>
          <table:table-cell table:style-name="ce4"/>
          <table:table-cell table:style-name="ce4" office:value-type="string">
            <text:p>N-35-35-28.504943 E-139-34-49.160156</text:p>
          </table:table-cell>
          <table:table-cell table:style-name="ce38" table:formula="of:=IF([.E3]=&quot;&quot;;[.C3];CONCATENATE([.C3];&quot; / &quot;;[.E3]))" office:value-type="string" office:string-value=":m 1*2 / math / topic=数論, about=(-a*p+b*q=q,or,p)となるための、各変数の範囲は何か,other=q+:(b*q-x=q);q+:(b*q&lt;q);q+:(b*q=q),id=19ZB:s-1">
            <text:p>:m 1*2 / math / topic=数論, about=(-a*p+b*q=q,or,p)となるための、各変数の範囲は何か,other=q+:(b*q-x=q);q+:(b*q&lt;q);q+:(b*q=q),id=19ZB:s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13_15-09-01_000.jpg</text:p>
          </table:table-cell>
          <table:table-cell table:style-name="ce19" office:value-type="string">
            <text:p>:m 2*2 / math / topic=数論, about=(-a*p+b*q=q,or,p)となるための、各変数の範囲は何か,other=q+:(a*p&gt;b*q);theorem+;theorem+;,id=19ZB:s-1 / N+</text:p>
          </table:table-cell>
          <table:table-cell table:style-name="ce19"/>
          <table:table-cell table:style-name="ce4"/>
          <table:table-cell table:style-name="ce4" office:value-type="string">
            <text:p>N-35-35-28.546142 E-139-34-49.160156</text:p>
          </table:table-cell>
          <table:table-cell table:style-name="ce38" table:formula="of:=IF([.E4]=&quot;&quot;;[.C4];CONCATENATE([.C4];&quot; / &quot;;[.E4]))" office:value-type="string" office:string-value=":m 2*2 / math / topic=数論, about=(-a*p+b*q=q,or,p)となるための、各変数の範囲は何か,other=q+:(a*p&gt;b*q);theorem+;theorem+;,id=19ZB:s-1 / N+">
            <text:p>:m 2*2 / math / topic=数論, about=(-a*p+b*q=q,or,p)となるための、各変数の範囲は何か,other=q+:(a*p&gt;b*q);theorem+;theorem+;,id=19ZB:s-1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13_15-09-01_001.jpg</text:p>
          </table:table-cell>
          <table:table-cell table:style-name="ce4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546142 E-139-34-49.160156</text:p>
          </table:table-cell>
          <table:table-cell table:style-name="ce38" table:formula="of:=IF([.E5]=&quot;&quot;;[.C5];CONCATENATE([.C5];&quot; / &quot;;[.E5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13_16-23-15_000.jpg</text:p>
          </table:table-cell>
          <table:table-cell table:style-name="ce4" office:value-type="string">
            <text:p>:m RES 1*2 / free# JVEMV6 68#_93:1 / 68. theoretical-physics(tp) / w=~,topics=一次独立；ベクトルの合成,other=orig+;q+:-1.1;,s=~,i=~,doc=r-6-2~5#3</text:p>
          </table:table-cell>
          <table:table-cell table:style-name="ce19"/>
          <table:table-cell table:style-name="ce4"/>
          <table:table-cell table:style-name="ce4" office:value-type="string">
            <text:p>N-35-35-28.601074 E-139-34-48.940429</text:p>
          </table:table-cell>
          <table:table-cell table:style-name="ce38" table:formula="of:=IF([.E6]=&quot;&quot;;[.C6];CONCATENATE([.C6];&quot; / &quot;;[.E6]))" office:value-type="string" office:string-value=":m RES 1*2 / free# JVEMV6 68#_93:1 / 68. theoretical-physics(tp) / w=~,topics=一次独立；ベクトルの合成,other=orig+;q+:-1.1;,s=~,i=~,doc=r-6-2~5#3">
            <text:p>:m RES 1*2 / free# JVEMV6 68#_93:1 / 68. theoretical-physics(tp) / w=~,topics=一次独立；ベクトルの合成,other=orig+;q+:-1.1;,s=~,i=~,doc=r-6-2~5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13_16-23-34_000.jpg</text:p>
          </table:table-cell>
          <table:table-cell table:style-name="ce4" office:value-type="string">
            <text:p>:m RES 2*2 / free# JVEMV6 68#_93:1 / 68. theoretical-physics(tp) / w=~,topics=一次独立；ベクトルの合成；一意性,other=~,s=~,i=~,doc=r-6-2~5#3</text:p>
          </table:table-cell>
          <table:table-cell table:style-name="ce19"/>
          <table:table-cell table:style-name="ce4"/>
          <table:table-cell table:style-name="ce4" office:value-type="string">
            <text:p>N-35-35-28.62854 E-139-34-48.940429</text:p>
          </table:table-cell>
          <table:table-cell table:style-name="ce38" table:formula="of:=IF([.E7]=&quot;&quot;;[.C7];CONCATENATE([.C7];&quot; / &quot;;[.E7]))" office:value-type="string" office:string-value=":m RES 2*2 / free# JVEMV6 68#_93:1 / 68. theoretical-physics(tp) / w=~,topics=一次独立；ベクトルの合成；一意性,other=~,s=~,i=~,doc=r-6-2~5#3">
            <text:p>:m RES 2*2 / free# JVEMV6 68#_93:1 / 68. theoretical-physics(tp) / w=~,topics=一次独立；ベクトルの合成；一意性,other=~,s=~,i=~,doc=r-6-2~5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13_16-28-59_000.jpg</text:p>
          </table:table-cell>
          <table:table-cell table:style-name="ce4" office:value-type="string">
            <text:p>:PHOTO 記録用 / @自室前：ベランダ：プランター / target=種（たね） occasion=種を植えた species=しゅんぎく（中葉）,id=2021-09-13_16-28-59_000.jpg</text:p>
          </table:table-cell>
          <table:table-cell table:style-name="ce19"/>
          <table:table-cell table:style-name="ce4"/>
          <table:table-cell table:style-name="ce4" office:value-type="string">
            <text:p>N-35-35-28.532409 E-139-34-49.105224</text:p>
          </table:table-cell>
          <table:table-cell table:style-name="ce38" table:formula="of:=IF([.E8]=&quot;&quot;;[.C8];CONCATENATE([.C8];&quot; / &quot;;[.E8]))" office:value-type="string" office:string-value=":PHOTO 記録用 / @自室前：ベランダ：プランター / target=種（たね） occasion=種を植えた species=しゅんぎく（中葉）,id=2021-09-13_16-28-59_000.jpg">
            <text:p>:PHOTO 記録用 / @自室前：ベランダ：プランター / target=種（たね） occasion=種を植えた species=しゅんぎく（中葉）,id=2021-09-13_16-28-59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13_20-51-25_000.jpg</text:p>
          </table:table-cell>
          <table:table-cell table:style-name="ce4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752136 E-139-34-49.819335</text:p>
          </table:table-cell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14_02-01-29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8.738403 E-139-34-49.215087</text:p>
          </table:table-cell>
          <table:table-cell table:style-name="ce38" table:formula="of:=IF([.E10]=&quot;&quot;;[.C10];CONCATENATE([.C10];&quot; / &quot;;[.E10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14_10-09-00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 office:value-type="string">
            <text:p>N-35-35-28.477478 E-139-34-49.050292</text:p>
          </table:table-cell>
          <table:table-cell table:style-name="ce38" table:formula="of:=IF([.E11]=&quot;&quot;;[.C11];CONCATENATE([.C11];&quot; / &quot;;[.E11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9-14_10-11-59_000.jpg</text:p>
          </table:table-cell>
          <table:table-cell table:style-name="ce18" office:value-type="string">
            <text:p>:m 記録 / お酒：飲んだ量</text:p>
          </table:table-cell>
          <table:table-cell table:style-name="ce18"/>
          <table:table-cell table:style-name="ce4"/>
          <table:table-cell table:style-name="ce4" office:value-type="string">
            <text:p>N-35-35-28.532409 E-139-34-49.270019</text:p>
          </table:table-cell>
          <table:table-cell table:style-name="ce38" table:formula="of:=IF([.E12]=&quot;&quot;;[.C12];CONCATENATE([.C12];&quot; / &quot;;[.E12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19" office:value-type="string">
            <text:p>*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4">2021/09/14</text:date>, <text:time>11:19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14T11:19:55.19</dc:date>
    <dc:creator>iwabuchi ken</dc:creator>
    <meta:editing-duration>P36DT21H40M17S</meta:editing-duration>
    <meta:editing-cycles>13328</meta:editing-cycles>
    <meta:document-statistic meta:table-count="1" meta:cell-count="437" meta:object-count="0"/>
  </office:meta>
</office:document-meta>
</file>